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03aea" officeooo:paragraph-rsid="00103aea"/>
    </style:style>
    <style:style style:name="T1" style:family="text">
      <style:text-properties officeooo:rsid="0011d0cc"/>
    </style:style>
    <style:style style:name="T2" style:family="text">
      <style:text-properties officeooo:rsid="00135b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ltraschall = <text:span text:style-name="T1">B</text:span>erech von 20kH – 10GHz</text:p>
      <text:p text:style-name="P1">Hyperschall = 10GHz – 10THz</text:p>
      <text:p text:style-name="P1"/>
      <text:p text:style-name="P1">Erzeugung:</text:p>
      <text:p text:style-name="P1"><text:tab/>Mechanisch:<text:span text:style-name="T2">+</text:span></text:p>
      <text:p text:style-name="P1"><text:tab/><text:tab/>Pfeifen mittels z.B.: einer Hundepfeife</text:p>
      <text:p text:style-name="P1"><text:tab/><text:tab/>Lautsprecher mit hochfrequentem Wechselstrom (max 500kHz)</text:p>
      <text:p text:style-name="P1"><text:tab/>Magnetostiktion:</text:p>
      <text:p text:style-name="P1"><text:tab/><text:tab/>Ein Nickelstab wird mittels hochfrequentem Wechselstrom in einer Spule zum <text:tab/><text:tab/><text:tab/><text:tab/>schwingen angeregt.</text:p>
      <text:p text:style-name="P1"><text:tab/>Piezoelektrizität:</text:p>
      <text:p text:style-name="P1"><text:tab/><text:tab/>Bestimmte Materialien erzeugen beim anlegen hochfrequentem Wechselstromes <text:tab/><text:tab/><text:tab/><text:tab/>Ultraschall. Dieser Effekt kann auch umgekehrt werden → Schwingung wird in Strom <text:tab/><text:tab/><text:tab/>umgewangelt.</text:p>
      <text:p text:style-name="P1"/>
      <text:p text:style-name="P1">Anwendungsfälle:</text:p>
      <text:p text:style-name="P1"><text:tab/>Medizin:</text:p>
      <text:p text:style-name="P1"><text:tab/><text:tab/>Zur erzeugung von Bildern der Organe, Geweben und Blutgefäßen.</text:p>
      <text:p text:style-name="P1"><text:tab/><text:tab/>Linderung von Schmerzen und enzündungen.</text:p>
      <text:p text:style-name="P1"><text:tab/><text:tab/>Reinigung der Zähne.</text:p>
      <text:p text:style-name="P1"><text:tab/>Industrie:</text:p>
      <text:p text:style-name="P1"><text:tab/><text:tab/>Um fehler im Material zu erkennen.</text:p>
      <text:p text:style-name="P1"><text:tab/>Wissenschaft:</text:p>
      <text:p text:style-name="P1"><text:tab/><text:tab/>Zur untersuchung von phänomenen mit strömungen in flüssigkeiten und gasen</text:p>
      <text:p text:style-name="P1"><text:tab/>Reinigung:</text:p>
      <text:p text:style-name="P1"><text:tab/><text:tab/>von Schmuck, Instrumenten und medizinischer geräten</text:p>
      <text:p text:style-name="P1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3T08:21:34.265710331</meta:creation-date>
    <dc:date>2023-02-03T09:14:12.591606201</dc:date>
    <meta:editing-duration>PT52M37S</meta:editing-duration>
    <meta:editing-cycles>3</meta:editing-cycles>
    <meta:generator>LibreOffice/7.5.0.3$Linux_X86_64 LibreOffice_project/50$Build-3</meta:generator>
    <meta:document-statistic meta:table-count="0" meta:image-count="0" meta:object-count="0" meta:page-count="1" meta:paragraph-count="22" meta:word-count="101" meta:character-count="853" meta:non-whitespace-character-count="732"/>
  </office:meta>
</office:document-meta>
</file>